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stroke-dash="_32__20_Dots_20_1_20_Dash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 table:print-ranges="Sheet1.N9:Sheet1.N9">
        <table:shapes>
          <draw:frame draw:z-index="0" draw:style-name="gr1" draw:text-style-name="P1" svg:width="453.46pt" svg:height="255.26pt" svg:x="267.45pt" svg:y="56.18pt">
            <loext:p draw:notify-on-update-of-ranges="Sheet1.B10:Sheet1.B30 Sheet1.C10:Sheet1.C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8"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late value</text:p>
          </table:table-cell>
          <table:table-cell office:value-type="string" calcext:value-type="string">
            <text:p>camera posi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37988" calcext:value-type="float">
            <text:p>0.0379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5224" calcext:value-type="float">
            <text:p>0.035224</text:p>
          </table:table-cell>
          <table:table-cell office:value-type="float" office:value="0.073212" calcext:value-type="float">
            <text:p>0.0732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2747" calcext:value-type="float">
            <text:p>0.032747</text:p>
          </table:table-cell>
          <table:table-cell office:value-type="float" office:value="0.105959" calcext:value-type="float">
            <text:p>0.1059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052" calcext:value-type="float">
            <text:p>0.03052</text:p>
          </table:table-cell>
          <table:table-cell office:value-type="float" office:value="0.136479" calcext:value-type="float">
            <text:p>0.1364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8511" calcext:value-type="float">
            <text:p>0.028511</text:p>
          </table:table-cell>
          <table:table-cell table:formula="of:=[.C13]+[.B14]" office:value-type="float" office:value="0.16499" calcext:value-type="float">
            <text:p>0.164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6692" calcext:value-type="float">
            <text:p>0.026692</text:p>
          </table:table-cell>
          <table:table-cell table:formula="of:=[.C14]+[.B15]" office:value-type="float" office:value="0.191682" calcext:value-type="float">
            <text:p>0.1916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5041" calcext:value-type="float">
            <text:p>0.025041</text:p>
          </table:table-cell>
          <table:table-cell table:formula="of:=[.C15]+[.B16]" office:value-type="float" office:value="0.216723" calcext:value-type="float">
            <text:p>0.2167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3537" calcext:value-type="float">
            <text:p>0.023537</text:p>
          </table:table-cell>
          <table:table-cell table:formula="of:=[.C16]+[.B17]" office:value-type="float" office:value="0.24026" calcext:value-type="float">
            <text:p>0.240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2165" calcext:value-type="float">
            <text:p>0.022165</text:p>
          </table:table-cell>
          <table:table-cell table:formula="of:=[.C17]+[.B18]" office:value-type="float" office:value="0.262425" calcext:value-type="float">
            <text:p>0.2624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0908" calcext:value-type="float">
            <text:p>0.020908</text:p>
          </table:table-cell>
          <table:table-cell table:formula="of:=[.C18]+[.B19]" office:value-type="float" office:value="0.283333" calcext:value-type="float">
            <text:p>0.28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9755" calcext:value-type="float">
            <text:p>0.019755</text:p>
          </table:table-cell>
          <table:table-cell table:formula="of:=[.C19]+[.B20]" office:value-type="float" office:value="0.303088" calcext:value-type="float">
            <text:p>0.303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8694" calcext:value-type="float">
            <text:p>0.018694</text:p>
          </table:table-cell>
          <table:table-cell table:formula="of:=[.C20]+[.B21]" office:value-type="float" office:value="0.321782" calcext:value-type="float">
            <text:p>0.3217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7716" calcext:value-type="float">
            <text:p>0.017716</text:p>
          </table:table-cell>
          <table:table-cell table:formula="of:=[.C21]+[.B22]" office:value-type="float" office:value="0.339498" calcext:value-type="float">
            <text:p>0.3394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6813" calcext:value-type="float">
            <text:p>0.016813</text:p>
          </table:table-cell>
          <table:table-cell table:formula="of:=[.C22]+[.B23]" office:value-type="float" office:value="0.356311" calcext:value-type="float">
            <text:p>0.3563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5977" calcext:value-type="float">
            <text:p>0.015977</text:p>
          </table:table-cell>
          <table:table-cell table:formula="of:=[.C23]+[.B24]" office:value-type="float" office:value="0.372288" calcext:value-type="float">
            <text:p>0.3722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5201" calcext:value-type="float">
            <text:p>0.015201</text:p>
          </table:table-cell>
          <table:table-cell table:formula="of:=[.C24]+[.B25]" office:value-type="float" office:value="0.387489" calcext:value-type="float">
            <text:p>0.3874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4481" calcext:value-type="float">
            <text:p>0.014481</text:p>
          </table:table-cell>
          <table:table-cell table:formula="of:=[.C25]+[.B26]" office:value-type="float" office:value="0.40197" calcext:value-type="float">
            <text:p>0.401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381" calcext:value-type="float">
            <text:p>0.01381</text:p>
          </table:table-cell>
          <table:table-cell table:formula="of:=[.C26]+[.B27]" office:value-type="float" office:value="0.41578" calcext:value-type="float">
            <text:p>0.415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3185" calcext:value-type="float">
            <text:p>0.013185</text:p>
          </table:table-cell>
          <table:table-cell table:formula="of:=[.C27]+[.B28]" office:value-type="float" office:value="0.428965" calcext:value-type="float">
            <text:p>0.4289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2602" calcext:value-type="float">
            <text:p>0.012602</text:p>
          </table:table-cell>
          <table:table-cell table:formula="of:=[.C28]+[.B29]" office:value-type="float" office:value="0.441567" calcext:value-type="float">
            <text:p>0.4415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2056" calcext:value-type="float">
            <text:p>0.012056</text:p>
          </table:table-cell>
          <table:table-cell table:formula="of:=[.C29]+[.B30]" office:value-type="float" office:value="0.453623" calcext:value-type="float">
            <text:p>0.4536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_32__20_Dots_20_1_20_Dash" draw:display-name="2 Dots 1 Dash" draw:style="rect" draw:dots1="2" draw:dots2="1" draw:dots2-length="5.75pt" draw:distance="5.75pt"/>
    <draw:stroke-dash draw:name="_33__20_Dashes_20_3_20_Dots_20__28_var_29_" draw:display-name="3 Dashes 3 Dots (var)" draw:style="rect" draw:dots1="3" draw:dots1-length="197%" draw:dots2="3" draw:distance="100%"/>
    <draw:stroke-dash draw:name="Ultrafine_20_Dashed" draw:display-name="Ultrafine Dashed" draw:style="rect" draw:dots1="1" draw:dots1-length="1.45pt" draw:dots2="1" draw:dots2-length="1.45pt" draw:distance="1.45p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20:50:50.699677688</meta:creation-date>
    <dc:date>2017-12-31T21:03:44.320241302</dc:date>
    <meta:editing-duration>PT2M43S</meta:editing-duration>
    <meta:editing-cycles>1</meta:editing-cycles>
    <meta:document-statistic meta:table-count="1" meta:cell-count="6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3.955cm" style:legend-expansion="high" chart:style-name="ch2"/>
        <chart:plot-area chart:style-name="ch3" table:cell-range-address="Sheet1.B10:Sheet1.C30" svg:x="0.319cm" svg:y="0.18cm" svg:width="12.508cm" svg:height="8.646cm">
          <chartooo:coordinate-region svg:x="1.231cm" svg:y="0.379cm" svg:width="11.409cm" svg:height="7.8cm"/>
          <chart:axis chart:dimension="x" chart:name="primary-x" chart:style-name="ch4"/>
          <chart:axis chart:dimension="y" chart:name="primary-y" chart:style-name="ch4"/>
          <chart:series chart:style-name="ch5" chart:values-cell-range-address="Sheet1.B10:Sheet1.B30" chart:class="chart:line">
            <chart:data-point chart:repeated="21"/>
          </chart:series>
          <chart:series chart:style-name="ch6" chart:values-cell-range-address="Sheet1.C10:Sheet1.C30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7988">
                <text:p>0.037988</text:p>
                <draw:g>
                  <svg:desc>Sheet1.B10:Sheet1.B30</svg:desc>
                </draw:g>
              </table:table-cell>
              <table:table-cell office:value-type="float" office:value="0.037988">
                <text:p>0.037988</text:p>
                <draw:g>
                  <svg:desc>Sheet1.C10:Sheet1.C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5224">
                <text:p>0.035224</text:p>
              </table:table-cell>
              <table:table-cell office:value-type="float" office:value="0.073212">
                <text:p>0.0732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2747">
                <text:p>0.032747</text:p>
              </table:table-cell>
              <table:table-cell office:value-type="float" office:value="0.105959">
                <text:p>0.1059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052">
                <text:p>0.03052</text:p>
              </table:table-cell>
              <table:table-cell office:value-type="float" office:value="0.136479">
                <text:p>0.1364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511">
                <text:p>0.028511</text:p>
              </table:table-cell>
              <table:table-cell office:value-type="float" office:value="0.16499">
                <text:p>0.16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692">
                <text:p>0.026692</text:p>
              </table:table-cell>
              <table:table-cell office:value-type="float" office:value="0.191682">
                <text:p>0.191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041">
                <text:p>0.025041</text:p>
              </table:table-cell>
              <table:table-cell office:value-type="float" office:value="0.216723">
                <text:p>0.216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3537">
                <text:p>0.023537</text:p>
              </table:table-cell>
              <table:table-cell office:value-type="float" office:value="0.24026">
                <text:p>0.240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2165">
                <text:p>0.022165</text:p>
              </table:table-cell>
              <table:table-cell office:value-type="float" office:value="0.262425">
                <text:p>0.2624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0908">
                <text:p>0.020908</text:p>
              </table:table-cell>
              <table:table-cell office:value-type="float" office:value="0.283333">
                <text:p>0.28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9755">
                <text:p>0.019755</text:p>
              </table:table-cell>
              <table:table-cell office:value-type="float" office:value="0.303088">
                <text:p>0.303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8694">
                <text:p>0.018694</text:p>
              </table:table-cell>
              <table:table-cell office:value-type="float" office:value="0.321782">
                <text:p>0.3217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7716">
                <text:p>0.017716</text:p>
              </table:table-cell>
              <table:table-cell office:value-type="float" office:value="0.339498">
                <text:p>0.339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6813">
                <text:p>0.016813</text:p>
              </table:table-cell>
              <table:table-cell office:value-type="float" office:value="0.356311">
                <text:p>0.3563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5977">
                <text:p>0.015977</text:p>
              </table:table-cell>
              <table:table-cell office:value-type="float" office:value="0.372288">
                <text:p>0.3722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201">
                <text:p>0.015201</text:p>
              </table:table-cell>
              <table:table-cell office:value-type="float" office:value="0.387489">
                <text:p>0.3874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4481">
                <text:p>0.014481</text:p>
              </table:table-cell>
              <table:table-cell office:value-type="float" office:value="0.40197">
                <text:p>0.401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381">
                <text:p>0.01381</text:p>
              </table:table-cell>
              <table:table-cell office:value-type="float" office:value="0.41578">
                <text:p>0.415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3185">
                <text:p>0.013185</text:p>
              </table:table-cell>
              <table:table-cell office:value-type="float" office:value="0.428965">
                <text:p>0.4289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2602">
                <text:p>0.012602</text:p>
              </table:table-cell>
              <table:table-cell office:value-type="float" office:value="0.441567">
                <text:p>0.4415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2056">
                <text:p>0.012056</text:p>
              </table:table-cell>
              <table:table-cell office:value-type="float" office:value="0.453623">
                <text:p>0.4536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